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7d0c"/>
    </style:style>
    <style:style style:name="P2" style:family="paragraph" style:parent-style-name="Standard">
      <style:text-properties officeooo:rsid="00117d0c" officeooo:paragraph-rsid="00134a54"/>
    </style:style>
    <style:style style:name="P3" style:family="paragraph" style:parent-style-name="Standard">
      <style:text-properties officeooo:rsid="00117d0c" officeooo:paragraph-rsid="00117d0c"/>
    </style:style>
    <style:style style:name="P4" style:family="paragraph" style:parent-style-name="Standard">
      <style:text-properties officeooo:rsid="00134a54" officeooo:paragraph-rsid="00134a54"/>
    </style:style>
    <style:style style:name="P5" style:family="paragraph" style:parent-style-name="Standard">
      <style:text-properties officeooo:rsid="00134a54" officeooo:paragraph-rsid="001507d0"/>
    </style:style>
    <style:style style:name="P6" style:family="paragraph" style:parent-style-name="Standard">
      <style:text-properties officeooo:rsid="00134a54" officeooo:paragraph-rsid="001af753"/>
    </style:style>
    <style:style style:name="P7" style:family="paragraph" style:parent-style-name="Standard">
      <style:text-properties officeooo:rsid="00134a54" officeooo:paragraph-rsid="00226839"/>
    </style:style>
    <style:style style:name="P8" style:family="paragraph" style:parent-style-name="Standard">
      <style:text-properties officeooo:rsid="00134a54" officeooo:paragraph-rsid="00231dd6"/>
    </style:style>
    <style:style style:name="P9" style:family="paragraph" style:parent-style-name="Standard">
      <style:text-properties officeooo:rsid="00134a54" officeooo:paragraph-rsid="00252d71"/>
    </style:style>
    <style:style style:name="P10" style:family="paragraph" style:parent-style-name="Standard">
      <style:text-properties officeooo:rsid="00134a54" officeooo:paragraph-rsid="002a0e4b"/>
    </style:style>
    <style:style style:name="P11" style:family="paragraph" style:parent-style-name="Standard">
      <style:text-properties officeooo:rsid="00134a54" officeooo:paragraph-rsid="0030727c"/>
    </style:style>
    <style:style style:name="P12" style:family="paragraph" style:parent-style-name="Standard">
      <style:text-properties officeooo:rsid="00134a54" officeooo:paragraph-rsid="0031626d"/>
    </style:style>
    <style:style style:name="P13" style:family="paragraph" style:parent-style-name="Standard">
      <style:text-properties officeooo:rsid="00134a54" officeooo:paragraph-rsid="0031b7c3"/>
    </style:style>
    <style:style style:name="P14" style:family="paragraph" style:parent-style-name="Standard">
      <style:text-properties officeooo:rsid="00134a54" officeooo:paragraph-rsid="003394af"/>
    </style:style>
    <style:style style:name="P15" style:family="paragraph" style:parent-style-name="Standard">
      <style:text-properties officeooo:rsid="00134a54" officeooo:paragraph-rsid="0034b0e7"/>
    </style:style>
    <style:style style:name="P16" style:family="paragraph" style:parent-style-name="Standard">
      <style:text-properties officeooo:rsid="00134a54" officeooo:paragraph-rsid="00371030"/>
    </style:style>
    <style:style style:name="P17" style:family="paragraph" style:parent-style-name="Standard">
      <style:text-properties officeooo:rsid="00175343" officeooo:paragraph-rsid="00175343"/>
    </style:style>
    <style:style style:name="P18" style:family="paragraph" style:parent-style-name="Standard">
      <style:text-properties officeooo:rsid="00175343" officeooo:paragraph-rsid="001af753"/>
    </style:style>
    <style:style style:name="P19" style:family="paragraph" style:parent-style-name="Standard">
      <style:text-properties officeooo:rsid="00175343" officeooo:paragraph-rsid="00226839"/>
    </style:style>
    <style:style style:name="P20" style:family="paragraph" style:parent-style-name="Standard">
      <style:text-properties officeooo:rsid="00175343" officeooo:paragraph-rsid="00231dd6"/>
    </style:style>
    <style:style style:name="P21" style:family="paragraph" style:parent-style-name="Standard">
      <style:text-properties officeooo:rsid="00175343" officeooo:paragraph-rsid="00252d71"/>
    </style:style>
    <style:style style:name="P22" style:family="paragraph" style:parent-style-name="Standard">
      <style:text-properties officeooo:rsid="00175343" officeooo:paragraph-rsid="0026eefa"/>
    </style:style>
    <style:style style:name="P23" style:family="paragraph" style:parent-style-name="Standard">
      <style:text-properties officeooo:rsid="00175343" officeooo:paragraph-rsid="002a0e4b"/>
    </style:style>
    <style:style style:name="P24" style:family="paragraph" style:parent-style-name="Standard">
      <style:text-properties officeooo:rsid="00175343" officeooo:paragraph-rsid="003394af"/>
    </style:style>
    <style:style style:name="P25" style:family="paragraph" style:parent-style-name="Standard">
      <style:text-properties officeooo:rsid="00175343" officeooo:paragraph-rsid="0033a14a"/>
    </style:style>
    <style:style style:name="P26" style:family="paragraph" style:parent-style-name="Standard">
      <style:text-properties officeooo:rsid="00175343" officeooo:paragraph-rsid="00371030"/>
    </style:style>
    <style:style style:name="P27" style:family="paragraph" style:parent-style-name="Standard">
      <style:text-properties officeooo:rsid="00189e8c" officeooo:paragraph-rsid="00189e8c"/>
    </style:style>
    <style:style style:name="P28" style:family="paragraph" style:parent-style-name="Standard">
      <style:text-properties officeooo:rsid="00189e8c" officeooo:paragraph-rsid="00226839"/>
    </style:style>
    <style:style style:name="P29" style:family="paragraph" style:parent-style-name="Standard">
      <style:text-properties officeooo:rsid="001507d0" officeooo:paragraph-rsid="001507d0"/>
    </style:style>
    <style:style style:name="P30" style:family="paragraph" style:parent-style-name="Standard">
      <style:text-properties officeooo:rsid="001507d0" officeooo:paragraph-rsid="001af753"/>
    </style:style>
    <style:style style:name="P31" style:family="paragraph" style:parent-style-name="Standard">
      <style:text-properties officeooo:rsid="001507d0" officeooo:paragraph-rsid="00226839"/>
    </style:style>
    <style:style style:name="P32" style:family="paragraph" style:parent-style-name="Standard">
      <style:text-properties officeooo:rsid="001507d0" officeooo:paragraph-rsid="00231dd6"/>
    </style:style>
    <style:style style:name="P33" style:family="paragraph" style:parent-style-name="Standard">
      <style:text-properties officeooo:rsid="001507d0" officeooo:paragraph-rsid="00252d71"/>
    </style:style>
    <style:style style:name="P34" style:family="paragraph" style:parent-style-name="Standard">
      <style:text-properties officeooo:rsid="001507d0" officeooo:paragraph-rsid="002a0e4b"/>
    </style:style>
    <style:style style:name="P35" style:family="paragraph" style:parent-style-name="Standard">
      <style:text-properties officeooo:rsid="001507d0" officeooo:paragraph-rsid="0030727c"/>
    </style:style>
    <style:style style:name="P36" style:family="paragraph" style:parent-style-name="Standard">
      <style:text-properties officeooo:rsid="001507d0" officeooo:paragraph-rsid="0031626d"/>
    </style:style>
    <style:style style:name="P37" style:family="paragraph" style:parent-style-name="Standard">
      <style:text-properties officeooo:rsid="001507d0" officeooo:paragraph-rsid="0031b7c3"/>
    </style:style>
    <style:style style:name="P38" style:family="paragraph" style:parent-style-name="Standard">
      <style:text-properties officeooo:rsid="001507d0" officeooo:paragraph-rsid="003394af"/>
    </style:style>
    <style:style style:name="P39" style:family="paragraph" style:parent-style-name="Standard">
      <style:text-properties officeooo:rsid="001507d0" officeooo:paragraph-rsid="0034b0e7"/>
    </style:style>
    <style:style style:name="P40" style:family="paragraph" style:parent-style-name="Standard">
      <style:text-properties officeooo:rsid="002461a3" officeooo:paragraph-rsid="002461a3"/>
    </style:style>
    <style:style style:name="P41" style:family="paragraph" style:parent-style-name="Standard">
      <style:text-properties officeooo:rsid="0034b0e7" officeooo:paragraph-rsid="0034b0e7"/>
    </style:style>
    <style:style style:name="P42" style:family="paragraph" style:parent-style-name="Standard">
      <style:text-properties officeooo:rsid="003672c1" officeooo:paragraph-rsid="003672c1"/>
    </style:style>
    <style:style style:name="P43" style:family="paragraph" style:parent-style-name="Standard">
      <style:text-properties officeooo:rsid="00371030" officeooo:paragraph-rsid="00371030"/>
    </style:style>
    <style:style style:name="P44" style:family="paragraph" style:parent-style-name="Standard">
      <style:text-properties officeooo:rsid="00252d71" officeooo:paragraph-rsid="00252d71"/>
    </style:style>
    <style:style style:name="P45" style:family="paragraph" style:parent-style-name="Standard">
      <style:text-properties officeooo:rsid="00423de0" officeooo:paragraph-rsid="00423de0"/>
    </style:style>
    <style:style style:name="P46" style:family="paragraph" style:parent-style-name="Standard">
      <style:text-properties officeooo:rsid="00134a54" officeooo:paragraph-rsid="00134a54"/>
    </style:style>
    <style:style style:name="P47" style:family="paragraph" style:parent-style-name="Standard">
      <style:text-properties officeooo:rsid="00134a54" officeooo:paragraph-rsid="0043f0cf"/>
    </style:style>
    <style:style style:name="T1" style:family="text">
      <style:text-properties officeooo:rsid="00134a54"/>
    </style:style>
    <style:style style:name="T2" style:family="text">
      <style:text-properties officeooo:rsid="001507d0"/>
    </style:style>
    <style:style style:name="T3" style:family="text">
      <style:text-properties officeooo:rsid="00175343"/>
    </style:style>
    <style:style style:name="T4" style:family="text">
      <style:text-properties officeooo:rsid="001af753"/>
    </style:style>
    <style:style style:name="T5" style:family="text">
      <style:text-properties officeooo:rsid="00226839"/>
    </style:style>
    <style:style style:name="T6" style:family="text">
      <style:text-properties officeooo:rsid="00231dd6"/>
    </style:style>
    <style:style style:name="T7" style:family="text">
      <style:text-properties officeooo:rsid="00235cb1"/>
    </style:style>
    <style:style style:name="T8" style:family="text">
      <style:text-properties officeooo:rsid="00252d71"/>
    </style:style>
    <style:style style:name="T9" style:family="text">
      <style:text-properties officeooo:rsid="0026eefa"/>
    </style:style>
    <style:style style:name="T10" style:family="text">
      <style:text-properties officeooo:rsid="002a0e4b"/>
    </style:style>
    <style:style style:name="T11" style:family="text">
      <style:text-properties officeooo:rsid="002a4da5"/>
    </style:style>
    <style:style style:name="T12" style:family="text">
      <style:text-properties officeooo:rsid="002a7754"/>
    </style:style>
    <style:style style:name="T13" style:family="text">
      <style:text-properties officeooo:rsid="002be47a"/>
    </style:style>
    <style:style style:name="T14" style:family="text">
      <style:text-properties officeooo:rsid="0030727c"/>
    </style:style>
    <style:style style:name="T15" style:family="text">
      <style:text-properties officeooo:rsid="0031626d"/>
    </style:style>
    <style:style style:name="T16" style:family="text">
      <style:text-properties officeooo:rsid="003394af"/>
    </style:style>
    <style:style style:name="T17" style:family="text">
      <style:text-properties officeooo:rsid="0033a14a"/>
    </style:style>
    <style:style style:name="T18" style:family="text">
      <style:text-properties officeooo:rsid="00371030"/>
    </style:style>
    <style:style style:name="T19" style:family="text">
      <style:text-properties officeooo:rsid="003ad8d7"/>
    </style:style>
    <style:style style:name="T20" style:family="text">
      <style:text-properties officeooo:rsid="003e1aa2"/>
    </style:style>
    <style:style style:name="T21" style:family="text">
      <style:text-properties officeooo:rsid="00417112"/>
    </style:style>
    <style:style style:name="T22" style:family="text">
      <style:text-properties officeooo:rsid="0043f0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 CellGPU cluster:</text:p>
      <text:p text:style-name="P1"/>
      <text:p text:style-name="P3">IMPORTANT: FOLLOW DIRECTIONS IN AN ORDERLY FATION, DO NOT SKIP STEPS!!!</text:p>
      <text:p text:style-name="P3"/>
      <text:p text:style-name="P40">IMPORTANT: IN THE COMMANDS, THE CAPITAL WORDS (HOME/USER) SHOULD BE REPLACED BY THE APPROPRIATE NAMES. IF USING GRACE THEN HOME=home3, IF USING GRACE-HCP THEN HOME=home. THE USER SHOULD BE REPLACED BY THE RESPECTIVE USER NAME. </text:p>
      <text:p text:style-name="P1"/>
      <text:p text:style-name="P41">IMPORTANT: DONT FORGET TO UPDATE BASHRC FILE AFTER INSALLATION, AND EVERYTIME BASHRC FILE IS CHANGE<text:span text:style-name="T19">D</text:span> DO NOT FORGET TO USE COMMAND (. ~/.bashrc) TO UPDATE YOUR ENVIRONMENTAL VARIABLES.</text:p>
      <text:p text:style-name="P1"/>
      <text:p text:style-name="P45">IMPORTANT: IF YOU DO NOT HAVE THE PACKAGES ALREADY DOWNLOADED THEN YOU CAN USE THE FOLLOWING COMMANDS IN THE FOLDER (<text:span text:style-name="T1">~/Code_Cluster/CellGPULib</text:span>)<text:span text:style-name="T1">: </text:span></text:p>
      <text:p text:style-name="P1"/>
      <text:p text:style-name="P1">wget "<text:a xlink:type="simple" xlink:href="https://gitlab.com/libeigen/eigen/-/archive/3.3.7/eigen-3.3.7.tar.gz" text:style-name="Internet_20_link" text:visited-style-name="Visited_20_Internet_20_Link">https://gitlab.com/libeigen/eigen/-/archive/3.3.7/eigen-3.3.7.tar.gz</text:a>"</text:p>
      <text:p text:style-name="P1">wget "<text:a xlink:type="simple" xlink:href="https://ftp.gnu.org/gnu/gcc/gcc-4.8.5/gcc-4.8.5.tar.gz" text:style-name="Internet_20_link" text:visited-style-name="Visited_20_Internet_20_Link">https://ftp.gnu.org/gnu/gcc/gcc-4.8.5/gcc-4.8.5.tar.gz</text:a>"</text:p>
      <text:p text:style-name="P1">wget "<text:a xlink:type="simple" xlink:href="https://cmake.org/files/v3.13/cmake-3.13.1.tar.gz" text:style-name="Internet_20_link" text:visited-style-name="Visited_20_Internet_20_Link">https://cmake.org/files/v3.13/cmake-3.13.1.tar.gz</text:a>"</text:p>
      <text:p text:style-name="P1">wget "<text:a xlink:type="simple" xlink:href="https://gmplib.org/download/gmp/gmp-6.1.2.tar.xz" text:style-name="Internet_20_link" text:visited-style-name="Visited_20_Internet_20_Link">https://gmplib.org/download/gmp/gmp-6.1.2.tar.xz</text:a>"</text:p>
      <text:p text:style-name="P1">wget "<text:a xlink:type="simple" xlink:href="https://www.mpfr.org/mpfr-4.0.1/mpfr-4.0.1.tar.xz" text:style-name="Internet_20_link" text:visited-style-name="Visited_20_Internet_20_Link">https://www.mpfr.org/mpfr-4.0.1/mpfr-4.0.1.tar.xz</text:a>"</text:p>
      <text:p text:style-name="P1">wget "<text:a xlink:type="simple" xlink:href="https://sourceforge.net/projects/boost/files/boost/1.62.0/boost_1_62_0.tar.gz/download" text:style-name="Internet_20_link" text:visited-style-name="Visited_20_Internet_20_Link">https://sourceforge.net/projects/boost/files/boost/1.62.0/boost_1_62_0.tar.gz/download</text:a>"</text:p>
      <text:p text:style-name="P1">wget "<text:a xlink:type="simple" xlink:href="https://github.com/CGAL/cgal/releases/download/releases%2FCGAL-4.9/CGAL-4.9.tar.xz" text:style-name="Internet_20_link" text:visited-style-name="Visited_20_Internet_20_Link">https://github.com/CGAL/cgal/releases/download/releases%2FCGAL-4.9/CGAL-4.9.tar.xz</text:a>"</text:p>
      <text:p text:style-name="P1">wget "<text:a xlink:type="simple" xlink:href="https://www.zlib.net/zlib-1.2.11.tar.gz" text:style-name="Internet_20_link" text:visited-style-name="Visited_20_Internet_20_Link">https://www.zlib.net/zlib-1.2.11.tar.gz</text:a>"</text:p>
      <text:p text:style-name="P1">wget "<text:a xlink:type="simple" xlink:href="https://support.hdfgroup.org/ftp/HDF5/releases/hdf5-1.10/hdf5-1.10.4/src/hdf5-1.10.4.tar.gz" text:style-name="Internet_20_link" text:visited-style-name="Visited_20_Internet_20_Link">https://support.hdfgroup.org/ftp/HDF5/releases/hdf5-1.10/hdf5-1.10.4/src/hdf5-1.10.4.tar.gz</text:a>"</text:p>
      <text:p text:style-name="P1">wget "<text:a xlink:type="simple" xlink:href="https://github.com/Unidata/netcdf-c/archive/v4.6.2.tar.gz" text:style-name="Internet_20_link" text:visited-style-name="Visited_20_Internet_20_Link">https://github.com/Unidata/netcdf-c/archive/v4.6.2.tar.gz</text:a>"</text:p>
      <text:p text:style-name="P1">wget "<text:a xlink:type="simple" xlink:href="ftp://ftp.unidata.ucar.edu/pub/netcdf/netcdf-cxx-4.2.tar.gz" text:style-name="Internet_20_link" text:visited-style-name="Visited_20_Internet_20_Link">ftp://ftp.unidata.ucar.edu/pub/netcdf/netcdf-cxx-4.2.tar.gz</text:a>"</text:p>
      <text:p text:style-name="P1">wget "<text:a xlink:type="simple" xlink:href="https://github.com/Unidata/netcdf-cxx4/archive/v4.3.0.tar.gz" text:style-name="Internet_20_link" text:visited-style-name="Visited_20_Internet_20_Link">https://github.com/Unidata/netcdf-cxx4/archive/v4.3.0.tar.gz</text:a>"</text:p>
      <text:p text:style-name="P1"/>
      <text:p text:style-name="P2">1) Copy <text:span text:style-name="T1">Code_Cluster folder to your home folder;</text:span></text:p>
      <text:p text:style-name="P2"/>
      <text:p text:style-name="P4">2) ssh to cluster, go to fodler ~/Code_Cluster/CellGPULib <text:span text:style-name="T22">and unpack eigen-3.3.7.tar.gz with the following command:</text:span></text:p>
      <text:p text:style-name="P47"><text:tab/><text:span text:style-name="T2">tar -xzvf </text:span>eigen-3.3.7.tar.gz</text:p>
      <text:p text:style-name="P2"/>
      <text:p text:style-name="P4">3) <text:span text:style-name="T2">Unpack gcc-4.8.5.tar.gz. Use the following commands (in order):</text:span></text:p>
      <text:p text:style-name="P29"><text:tab/>tar -x<text:span text:style-name="T21">z</text:span>vf gcc-4.8.5.tar.<text:span text:style-name="T21">gz</text:span></text:p>
      <text:p text:style-name="P5"><text:tab/><text:span text:style-name="T3">cd gcc-4.8.5</text:span></text:p>
      <text:p text:style-name="P5"><text:tab/><text:span text:style-name="T3">mkdir build &amp;&amp; cd build</text:span></text:p>
      <text:p text:style-name="P5"><text:tab/>../<text:span text:style-name="T3">configure --prefix=/HOME/USER/Code_Cluster/CellGPUPackages/gcc-4.8.5 --enable-languages=c,c++,fortran,go --disable-multilib</text:span></text:p>
      <text:p text:style-name="P5"><text:tab/><text:span text:style-name="T3">make</text:span></text:p>
      <text:p text:style-name="P5"><text:tab/><text:span text:style-name="T3">make install</text:span></text:p>
      <text:p text:style-name="P5"/>
      <text:p text:style-name="P17">4) Add the following lines to your HOME/USER/.bashrc file:</text:p>
      <text:p text:style-name="P17"><text:tab/>#New gcc version</text:p>
      <text:p text:style-name="P17"><text:tab/>export PATH=~/Code_Cluster/CellGPUPackages/gcc-4.8.5/bin:$PATH</text:p>
      <text:p text:style-name="P17"><text:tab/>export LD_LIBRARY_PATH=~/Code_Cluster/CellGPUPackages/gcc-4.8.5/lib:$LD_LIBRARY_PATH</text:p>
      <text:p text:style-name="P17"><text:tab/>export LD_LIBRARY_PATH=~/Code_Cluster/CellGPUPackages/gcc-4.8.5/lib64:$LD_LIBRARY_PATH</text:p>
      <text:p text:style-name="P17"><text:soft-page-break/><text:tab/></text:p>
      <text:p text:style-name="P27">5) Use command, gcc --version, to see if the output gives version 4.8.5, if it does, then continue, if not something is wrong with installation...LOOK FOR HELP!!!</text:p>
      <text:p text:style-name="P27"/>
      <text:p text:style-name="P6"><text:span text:style-name="T4">6</text:span>) <text:span text:style-name="T2">Unpack cmake-3.13.1.tar.gz. Use the following commands (in order):</text:span></text:p>
      <text:p text:style-name="P30"><text:tab/>tar -x<text:span text:style-name="T21">z</text:span>vf cmake-3.13.1.tar.<text:span text:style-name="T21">gz</text:span></text:p>
      <text:p text:style-name="P6"><text:tab/><text:span text:style-name="T3">cd cmake-3.13.1</text:span></text:p>
      <text:p text:style-name="P6"><text:tab/><text:span text:style-name="T3">mkdir build &amp;&amp; cd build</text:span></text:p>
      <text:p text:style-name="P6"><text:tab/>../<text:span text:style-name="T4">bootstrap --prefix=/HOME/USER/Code_Cluster/CellGPUPackages/cmake-3.13.1</text:span></text:p>
      <text:p text:style-name="P6"><text:tab/><text:span text:style-name="T4">make</text:span></text:p>
      <text:p text:style-name="P6"><text:tab/><text:span text:style-name="T4">make install</text:span></text:p>
      <text:p text:style-name="P6"/>
      <text:p text:style-name="P18"><text:span text:style-name="T4">7</text:span>) Add the following lines to your HOME/USER/.bashrc file:</text:p>
      <text:p text:style-name="P18"><text:tab/>#New cmake version</text:p>
      <text:p text:style-name="P18"><text:tab/>export PATH=~/Code_Cluster/CellGPUPackages/cmake-<text:span text:style-name="T4">3.13.1</text:span>/bin:$PATH</text:p>
      <text:p text:style-name="P18"/>
      <text:p text:style-name="P28"><text:span text:style-name="T5">8</text:span>) Use command, <text:span text:style-name="T5">cmake</text:span> --version, to see if the output gives version <text:span text:style-name="T5">3.13.1</text:span>, if it does, then continue, if not something is wrong with installation...LOOK FOR HELP!!!</text:p>
      <text:p text:style-name="P18"/>
      <text:p text:style-name="P7"><text:span text:style-name="T5">9</text:span>) <text:span text:style-name="T2">Unpack gmp-6.1.2.tar.xz. Use the following commands (in order):</text:span></text:p>
      <text:p text:style-name="P31"><text:tab/>tar -xf <text:span text:style-name="T5">gmp</text:span>-<text:span text:style-name="T5">6</text:span>.1.<text:span text:style-name="T5">2</text:span>.tar.<text:span text:style-name="T5">xz</text:span></text:p>
      <text:p text:style-name="P7"><text:tab/><text:span text:style-name="T3">cd gmp-6.1.2</text:span></text:p>
      <text:p text:style-name="P7"><text:tab/><text:span text:style-name="T3">mkdir build &amp;&amp; cd build</text:span></text:p>
      <text:p text:style-name="P7"><text:tab/>../<text:span text:style-name="T5">configure --prefix=/HOME/USER/Code_Cluster/CellGPUPackages/gmp-6.1.2</text:span></text:p>
      <text:p text:style-name="P7"><text:tab/><text:span text:style-name="T4">make</text:span></text:p>
      <text:p text:style-name="P7"><text:tab/><text:span text:style-name="T4">make install</text:span></text:p>
      <text:p text:style-name="P7"/>
      <text:p text:style-name="P19"><text:span text:style-name="T5">10</text:span>) Add the following lines to your HOME/USER/.bashrc file:</text:p>
      <text:p text:style-name="P19"><text:tab/>#New <text:span text:style-name="T5">gmp</text:span> version</text:p>
      <text:p text:style-name="P19"><text:tab/>export PATH=~/<text:span text:style-name="T5">Code_Cluster/</text:span>CellGPUPackages/gmp-<text:span text:style-name="T5">6.1.2</text:span>:$PATH</text:p>
      <text:p text:style-name="P19"><text:tab/>export LD_LIBRARY_PATH=~/<text:span text:style-name="T5">Code_Cluster/</text:span>CellGPUPackages/gmp-<text:span text:style-name="T5">6.1.2</text:span>/lib:$LD_LIBRARY_PATH</text:p>
      <text:p text:style-name="P19"/>
      <text:p text:style-name="P8"><text:span text:style-name="T6">11</text:span>) <text:span text:style-name="T2">Unpack mpfr-4.0.1.tar.xz. Use the following commands (in order):</text:span></text:p>
      <text:p text:style-name="P32"><text:tab/>tar -xf mpfr-4.0.1 .tar.<text:span text:style-name="T5">xz</text:span></text:p>
      <text:p text:style-name="P8"><text:tab/><text:span text:style-name="T3">cd mpfr-4.0.1</text:span></text:p>
      <text:p text:style-name="P8"><text:tab/><text:span text:style-name="T3">mkdir build &amp;&amp; cd build</text:span></text:p>
      <text:p text:style-name="P8"><text:tab/>../<text:span text:style-name="T5">configure --prefix=/HOME/USER/Code_Cluster/CellGPUPackages/mpfr-4.0.1 --with-gmp=/HOME/USER/Code_Cluster/CellGPUPackages/gmp-6.1.2</text:span></text:p>
      <text:p text:style-name="P8"><text:tab/><text:span text:style-name="T4">make</text:span></text:p>
      <text:p text:style-name="P8"><text:tab/><text:span text:style-name="T4">make install</text:span></text:p>
      <text:p text:style-name="P8"/>
      <text:p text:style-name="P20"><text:span text:style-name="T5">12</text:span>) Add the following lines to your HOME/USER/.bashrc file:</text:p>
      <text:p text:style-name="P20"><text:tab/>#New <text:span text:style-name="T7">mpfr</text:span> version</text:p>
      <text:p text:style-name="P20"><text:tab/>export PATH=~/<text:span text:style-name="T7">Code_Cluster/</text:span>CellGPUPackages/mpfr-<text:span text:style-name="T7">4.0.1</text:span>:$PATH</text:p>
      <text:p text:style-name="P20"><text:tab/>export LD_LIBRARY_PATH=~/<text:span text:style-name="T7">Code_Cluster/</text:span>CellGPUPackages/mpfr-<text:span text:style-name="T7">4.0.1</text:span>/lib:$LD_LIBRARY_PATH</text:p>
      <text:p text:style-name="P20"/>
      <text:p text:style-name="P9"><text:span text:style-name="T6">13</text:span>) <text:span text:style-name="T2">Unpack boost_1_62_0.tar.gz. Use the following commands (in order):</text:span></text:p>
      <text:p text:style-name="P33"><text:tab/>tar -x<text:span text:style-name="T8">z</text:span>f <text:span text:style-name="T8">boost_1_62_0</text:span> .tar.<text:span text:style-name="T8">gz</text:span></text:p>
      <text:p text:style-name="P9"><text:tab/><text:span text:style-name="T3">cd boost_1_62_0</text:span></text:p>
      <text:p text:style-name="P9"><text:tab/>./<text:span text:style-name="T8">bootstrap.sh --prefix=/HOME/USER/Code_Cluster/CellGPUPackages/boost-1.62.0 </text:span></text:p>
      <text:p text:style-name="P44"><text:soft-page-break/><text:tab/>./b2</text:p>
      <text:p text:style-name="P9"><text:tab/>./<text:span text:style-name="T8">b2 install</text:span></text:p>
      <text:p text:style-name="P9"/>
      <text:p text:style-name="P21"><text:span text:style-name="T5">12</text:span>) Add the following lines to your HOME/USER/.bashrc file:</text:p>
      <text:p text:style-name="P21"><text:tab/>#New <text:span text:style-name="T9">boost</text:span> version</text:p>
      <text:p text:style-name="P21"><text:tab/>export PATH=~/<text:span text:style-name="T9">Code_Cluster/</text:span>CellGPUPackages/boost-<text:span text:style-name="T9">1.62.0</text:span>:$PATH</text:p>
      <text:p text:style-name="P22"><text:tab/>export LD_LIBRARY_PATH=~/<text:span text:style-name="T9">Code_Cluster/</text:span>CellGPUPackages/boost-<text:span text:style-name="T9">1.62.0</text:span>/lib:$LD_LIBRARY_PATH</text:p>
      <text:p text:style-name="P22"/>
      <text:p text:style-name="P10"><text:span text:style-name="T10">13</text:span>) <text:span text:style-name="T2">Unpack CGAL-4.9.tar.xz. Use the following commands (in order):</text:span></text:p>
      <text:p text:style-name="P34"><text:tab/>tar -xf <text:span text:style-name="T10">CGAL-4.9</text:span>.tar.<text:span text:style-name="T5">xz</text:span></text:p>
      <text:p text:style-name="P10"><text:tab/><text:span text:style-name="T3">cd <text:s/>CGAL-4.9</text:span></text:p>
      <text:p text:style-name="P10"><text:tab/><text:span text:style-name="T3">mkdir build &amp;&amp; cd build</text:span></text:p>
      <text:p text:style-name="P10"><text:tab/>cmake -<text:span text:style-name="T13">D</text:span>CMAKE_INSTALL_PREFIX=/<text:span text:style-name="T12">HOME</text:span>/<text:span text:style-name="T12">USER</text:span>/Code_Cluster/CellGPUPackages/CGAL-4.9 -DBOOST_INCLUDEDIR=/<text:span text:style-name="T12">HOME</text:span>/<text:span text:style-name="T12">USER</text:span>/Code_Cluster/CellGPUPackages/boost-1.62.0/ -DBOOST_LIBRARYDIR=/<text:span text:style-name="T12">HOME</text:span>/<text:span text:style-name="T12">USER</text:span>/Code_Cluster/CellGPUPackages/boost-1.62.0/lib/ <text:s/>-DCGAL_HEADER_ONLY=OFF -DCMAKE_BUILD_TYPE=Release .. </text:p>
      <text:p text:style-name="P10"><text:tab/><text:span text:style-name="T4">make</text:span></text:p>
      <text:p text:style-name="P10"><text:tab/><text:span text:style-name="T4">make install</text:span></text:p>
      <text:p text:style-name="P10"/>
      <text:p text:style-name="P23"><text:span text:style-name="T5">14</text:span>) Add the following lines to your HOME/USER/.bashrc file:</text:p>
      <text:p text:style-name="P23"><text:tab/>#New <text:span text:style-name="T10">CGAL</text:span> version</text:p>
      <text:p text:style-name="P23"><text:tab/>export PATH=~/<text:span text:style-name="T11">Code_Cluster/</text:span>CellGPUPackages/CGAL-<text:span text:style-name="T11">4.9</text:span>:$PATH</text:p>
      <text:p text:style-name="P23"><text:tab/>export LD_LIBRARY_PATH=~/<text:span text:style-name="T11">Code_Cluster/</text:span>CellGPUPackages/CGAL-<text:span text:style-name="T11">4.9</text:span>/lib:$LD_LIBRARY_PATH</text:p>
      <text:p text:style-name="P23"><text:tab/>export LD_LIBRARY_PATH=~/<text:span text:style-name="T11">Code_Cluster/</text:span>CellGPUPackages/CGAL-<text:span text:style-name="T11">4.9</text:span>/lib64:$LD_LIBRARY_PATH</text:p>
      <text:p text:style-name="P23"/>
      <text:p text:style-name="P11"><text:span text:style-name="T15">15</text:span>) <text:span text:style-name="T2">Unpack zlib-1.2.11.tar.gz. Use the following commands (in order):</text:span></text:p>
      <text:p text:style-name="P35"><text:tab/>tar -x<text:span text:style-name="T14">z</text:span>f <text:span text:style-name="T14">zlib</text:span>-<text:span text:style-name="T14">1</text:span>.<text:span text:style-name="T14">2</text:span>.<text:span text:style-name="T14">11</text:span>.tar.<text:span text:style-name="T14">gz</text:span></text:p>
      <text:p text:style-name="P11"><text:tab/><text:span text:style-name="T3">cd zlib-1.2.11</text:span></text:p>
      <text:p text:style-name="P11"><text:tab/><text:span text:style-name="T3">mkdir build &amp;&amp; cd build</text:span></text:p>
      <text:p text:style-name="P11"><text:tab/>../<text:span text:style-name="T5">configure --prefix=/HOME/USER/Code_Cluster/CellGPUPackages/zlib-1.2.11</text:span></text:p>
      <text:p text:style-name="P11"><text:tab/><text:span text:style-name="T4">make</text:span></text:p>
      <text:p text:style-name="P11"><text:tab/><text:span text:style-name="T4">make install</text:span></text:p>
      <text:p text:style-name="P11"/>
      <text:p text:style-name="P12"><text:span text:style-name="T15">16</text:span>) <text:span text:style-name="T2">Unpack hdf5-1.10.4.tar.gz. Use the following commands (in order):</text:span></text:p>
      <text:p text:style-name="P36"><text:tab/>tar -x<text:span text:style-name="T14">z</text:span>f hdf5-1.10.4.tar.<text:span text:style-name="T14">gz</text:span></text:p>
      <text:p text:style-name="P12"><text:tab/><text:span text:style-name="T3">cd hdf5-1.10.4</text:span></text:p>
      <text:p text:style-name="P12"><text:tab/><text:span text:style-name="T3">mkdir build &amp;&amp; cd build</text:span></text:p>
      <text:p text:style-name="P12"><text:tab/>../<text:span text:style-name="T5">configure --prefix=/HOME/USER/Code_Cluster/CellGPUPackages/hdf5-1.10.4 --with-zlib=/HOME/USER/Code_Cluster/CellGPUPackages/zlib-1.2.11/ --enable-hl</text:span></text:p>
      <text:p text:style-name="P12"><text:tab/><text:span text:style-name="T4">make</text:span></text:p>
      <text:p text:style-name="P12"><text:tab/><text:span text:style-name="T4">make install</text:span></text:p>
      <text:p text:style-name="P12"/>
      <text:p text:style-name="P13"><text:span text:style-name="T15">17</text:span>) <text:span text:style-name="T2">Unpack netcdf-c-4.6.2.tar.gz. Use the following commands (in order):</text:span></text:p>
      <text:p text:style-name="P37"><text:tab/>tar -x<text:span text:style-name="T14">z</text:span>f netcdf-c-4.6.2</text:p>
      <text:p text:style-name="P13"><text:tab/><text:span text:style-name="T3">cd netcdf-c-4.6.2</text:span></text:p>
      <text:p text:style-name="P13"><text:tab/><text:span text:style-name="T3">mkdir build &amp;&amp; cd build</text:span></text:p>
      <text:p text:style-name="P13"><text:soft-page-break/><text:tab/>CPPFLAGS='-I<text:span text:style-name="T5">/HOME/USER/Code_Cluster/CellGPUPackages/hdf5-1.10.4/</text:span>include -I<text:span text:style-name="T5">/HOME/USER/Code_Cluster/CellGPUPackages/zlib-1.2.11</text:span>/include' LDFLAGS='-L<text:span text:style-name="T5">/HOME/USER/Code_Cluster/CellGPUPackages/hdf5-1.10.4</text:span>/lib -L<text:span text:style-name="T5">/HOME/USER/Code_Cluster/CellGPUPackages/zlib-1.2.11</text:span>/lib' ../configure --prefix=<text:span text:style-name="T5">/HOME/USER/Code_Cluster/CellGPUPackages/netcdf-c-4.6.2</text:span></text:p>
      <text:p text:style-name="P13"><text:tab/><text:span text:style-name="T4">make</text:span></text:p>
      <text:p text:style-name="P13"><text:tab/><text:span text:style-name="T4">make install</text:span></text:p>
      <text:p text:style-name="P13"/>
      <text:p text:style-name="P24"><text:span text:style-name="T5">18</text:span>) Add the following lines to your HOME/USER/.bashrc file:</text:p>
      <text:p text:style-name="P24"><text:tab/>#New <text:span text:style-name="T16">NetCDF</text:span> version</text:p>
      <text:p text:style-name="P24"><text:tab/>export PATH=~/<text:span text:style-name="T11">Code_Cluster/</text:span>CellGPUPackages/<text:span text:style-name="T5">netcdf-c-4.6.2</text:span>:$PATH</text:p>
      <text:p text:style-name="P24"><text:tab/>export LD_LIBRARY_PATH=~/<text:span text:style-name="T11">Code_Cluster/</text:span>CellGPUPackages/<text:span text:style-name="T5">netcdf-c-4.6.2</text:span>/lib:$LD_LIBRARY_PATH</text:p>
      <text:p text:style-name="P24"/>
      <text:p text:style-name="P14"><text:span text:style-name="T15">19)</text:span> <text:span text:style-name="T2">Unpack netcdf-cxx-4.2.tar.gz. Use the following commands (in order):</text:span></text:p>
      <text:p text:style-name="P38"><text:tab/>tar -x<text:span text:style-name="T14">z</text:span>f netcdf-cxx-4.2.tar.<text:span text:style-name="T14">gz</text:span></text:p>
      <text:p text:style-name="P14"><text:tab/><text:span text:style-name="T3">cd netcdf-cxx-4.2</text:span></text:p>
      <text:p text:style-name="P14"><text:tab/><text:span text:style-name="T3">mkdir build &amp;&amp; cd build</text:span></text:p>
      <text:p text:style-name="P14"><text:tab/>CPPFLAGS='-I<text:span text:style-name="T5">/HOME/USER/Code_Cluster/CellGPUPackages/netcdf-c-4.6.2/</text:span>include' LDFLAGS='-L<text:span text:style-name="T5">/HOME/USER/Code_Cluster/CellGPUPackages/netcdf-c-4.6.2</text:span>/lib' ../<text:span text:style-name="T5">configure --prefix=/HOME/USER/Code_Cluster/CellGPUPackages/netcdf-cxx-4.2</text:span></text:p>
      <text:p text:style-name="P14"><text:tab/><text:span text:style-name="T4">make</text:span></text:p>
      <text:p text:style-name="P14"><text:tab/><text:span text:style-name="T4">make install</text:span></text:p>
      <text:p text:style-name="P14"/>
      <text:p text:style-name="P25"><text:span text:style-name="T17">20</text:span>) Add the following lines to your HOME/USER/.bashrc file:</text:p>
      <text:p text:style-name="P25"><text:tab/>#New <text:span text:style-name="T16">NetCDF C++</text:span> version</text:p>
      <text:p text:style-name="P25"><text:tab/>export PATH=~/<text:span text:style-name="T11">Code_Cluster/</text:span>CellGPUPackages/<text:span text:style-name="T5">netcdf-cxx-4.2</text:span>:$PATH</text:p>
      <text:p text:style-name="P25"><text:tab/>export LD_LIBRARY_PATH=~/<text:span text:style-name="T11">Code_Cluster/</text:span>CellGPUPackages/<text:span text:style-name="T5">netcdf-cxx-4.2</text:span>/lib:$LD_LIBRARY_PATH</text:p>
      <text:p text:style-name="P25"/>
      <text:p text:style-name="P42">(THIS ONE MIGHT NOT BE NEEDED BUT I AM TOO LAZY TO TEST IT, SO INSTALL BOTH)</text:p>
      <text:p text:style-name="P25"/>
      <text:p text:style-name="P15"><text:span text:style-name="T18">21)</text:span> <text:span text:style-name="T2">Unpack netcdf-cxx4-4.3.0.tar.gz. Use the following commands (in order):</text:span></text:p>
      <text:p text:style-name="P39"><text:tab/>tar -x<text:span text:style-name="T21">z</text:span>f netcdf-cxx4-4.3.0.tar.<text:span text:style-name="T21">gz</text:span></text:p>
      <text:p text:style-name="P15"><text:tab/><text:span text:style-name="T3">cd netcdf-cxx4-4.3.0</text:span></text:p>
      <text:p text:style-name="P15"><text:tab/><text:span text:style-name="T3">mkdir build &amp;&amp; cd build</text:span></text:p>
      <text:p text:style-name="P16"><text:tab/>CPPFLAGS='-I<text:span text:style-name="T5">/HOME/USER/Code_Cluster/CellGPUPackages/netcdf-c-4.6.2/</text:span>include' LDFLAGS='-L<text:span text:style-name="T5">/HOME/USER/Code_Cluster/CellGPUPackages/netcdf-c-4.6.2</text:span>/lib' ../<text:span text:style-name="T5">configure --prefix=/HOME/USER/Code_Cluster/CellGPUPackages/netcdf-cxx4-4.3.0</text:span></text:p>
      <text:p text:style-name="P15"><text:tab/><text:span text:style-name="T4">make</text:span></text:p>
      <text:p text:style-name="P15"><text:tab/><text:span text:style-name="T4">make install</text:span></text:p>
      <text:p text:style-name="P15"/>
      <text:p text:style-name="P26"><text:span text:style-name="T17">22</text:span>) Add the following lines to your HOME/USER/.bashrc file:</text:p>
      <text:p text:style-name="P26"><text:tab/>#New <text:span text:style-name="T18">New NetCDF C++</text:span> version</text:p>
      <text:p text:style-name="P26"><text:tab/>export PATH=~/<text:span text:style-name="T11">Code_Cluster/</text:span>CellGPUPackages/<text:span text:style-name="T5">netcdf-cxx4-4.3.0</text:span>:$PATH</text:p>
      <text:p text:style-name="P26"><text:tab/>export LD_LIBRARY_PATH=~/<text:span text:style-name="T11">Code_Cluster/</text:span>CellGPUPackages/<text:span text:style-name="T5">netcdf-cxx4-4.3.0</text:span>/lib:$LD_LIBRARY_PATH</text:p>
      <text:p text:style-name="P26"/>
      <text:p text:style-name="P26"/>
      <text:p text:style-name="P43">CONGRATS, YOU ARE DONE!!! NOW DO NOT FORGET TO CHANGE <text:span text:style-name="T20">THE </text:span>VARIABLE<text:span text:style-name="T20">S</text:span> IN THE MAKE FILE BEFORE COMPILING THE CODE. HAVE A GOOD DA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4:27:44.322300394</meta:creation-date>
    <dc:date>2020-04-15T12:40:34.720409389</dc:date>
    <meta:editing-duration>P3DT1H20M48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4" meta:paragraph-count="138" meta:word-count="688" meta:character-count="7808" meta:non-whitespace-character-count="7173"/>
  </office:meta>
</office:document-meta>
</file>